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545d1" officeooo:paragraph-rsid="000545d1" fo:background-color="transparent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545d1" officeooo:paragraph-rsid="00093e55" fo:background-color="transparen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545d1" officeooo:paragraph-rsid="0009b951" fo:background-color="transparent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545d1" officeooo:paragraph-rsid="000b3a50" fo:background-color="transparent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545d1" officeooo:paragraph-rsid="000fb364" fo:background-color="transparen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545d1" officeooo:paragraph-rsid="0011d4f4" fo:background-color="transparent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545d1" officeooo:paragraph-rsid="00149637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545d1" officeooo:paragraph-rsid="0017283a" fo:background-color="transparent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545d1" officeooo:paragraph-rsid="0017adb6" fo:background-color="transparent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545d1" officeooo:paragraph-rsid="001a229e" fo:background-color="transparent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65542" officeooo:paragraph-rsid="00065542" fo:background-color="transparent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65542" officeooo:paragraph-rsid="00093e55" fo:background-color="transparent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65542" officeooo:paragraph-rsid="000b3a50" fo:background-color="transparent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65542" officeooo:paragraph-rsid="000fb364" fo:background-color="transparent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65542" officeooo:paragraph-rsid="00123349" fo:background-color="transparent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65542" officeooo:paragraph-rsid="0017adb6" fo:background-color="transparent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65542" officeooo:paragraph-rsid="001a229e" fo:background-color="transparent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65542" officeooo:paragraph-rsid="00149637" fo:background-color="transparent"/>
    </style:style>
    <style:style style:name="P2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65542" officeooo:paragraph-rsid="00177dd5" fo:background-color="transparent"/>
    </style:style>
    <style:style style:name="P2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93e55" officeooo:paragraph-rsid="00093e55" fo:background-color="transparent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9b951" officeooo:paragraph-rsid="0009b951" fo:background-color="transparent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d8632" officeooo:paragraph-rsid="000d8632" fo:background-color="transparent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d8632" officeooo:paragraph-rsid="00149637" fo:background-color="transparent"/>
    </style:style>
    <style:style style:name="P2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d8632" officeooo:paragraph-rsid="0017283a" fo:background-color="transparent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d8632" officeooo:paragraph-rsid="0017adb6" fo:background-color="transparent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d8632" officeooo:paragraph-rsid="001a229e" fo:background-color="transparent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05692" officeooo:paragraph-rsid="00105692" fo:background-color="transparent"/>
    </style:style>
    <style:style style:name="P2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1d4f4" officeooo:paragraph-rsid="0011d4f4" fo:background-color="transparent"/>
    </style:style>
    <style:style style:name="P3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42eb1" officeooo:paragraph-rsid="00142eb1" fo:background-color="transparent"/>
    </style:style>
    <style:style style:name="P31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49637" officeooo:paragraph-rsid="00149637" fo:background-color="transparent"/>
    </style:style>
    <style:style style:name="P3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5c9dd" officeooo:paragraph-rsid="0015c9dd" fo:background-color="transparent"/>
    </style:style>
    <style:style style:name="P3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7283a" officeooo:paragraph-rsid="0017283a" fo:background-color="transparent"/>
    </style:style>
    <style:style style:name="P3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77dd5" officeooo:paragraph-rsid="00177dd5" fo:background-color="transparent"/>
    </style:style>
    <style:style style:name="P3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7adb6" officeooo:paragraph-rsid="0017adb6" fo:background-color="transparent"/>
    </style:style>
    <style:style style:name="P3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90ad7" officeooo:paragraph-rsid="00190ad7" fo:background-color="transparent"/>
    </style:style>
    <style:style style:name="P3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a229e" officeooo:paragraph-rsid="001a229e" fo:background-color="transparent"/>
    </style:style>
    <style:style style:name="P3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d8632" fo:background-color="#ffffff"/>
    </style:style>
    <style:style style:name="P3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fb364" officeooo:paragraph-rsid="000fb364" fo:background-color="#ffffff"/>
    </style:style>
    <style:style style:name="P4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49637" officeooo:paragraph-rsid="00149637" fo:background-color="#ffffff"/>
    </style:style>
    <style:style style:name="T1" style:family="text">
      <style:text-properties officeooo:rsid="00093e55"/>
    </style:style>
    <style:style style:name="T2" style:family="text">
      <style:text-properties officeooo:rsid="0009b951"/>
    </style:style>
    <style:style style:name="T3" style:family="text">
      <style:text-properties officeooo:rsid="000b3a50"/>
    </style:style>
    <style:style style:name="T4" style:family="text">
      <style:text-properties officeooo:rsid="000d8632"/>
    </style:style>
    <style:style style:name="T5" style:family="text">
      <style:text-properties officeooo:rsid="000fb364"/>
    </style:style>
    <style:style style:name="T6" style:family="text">
      <style:text-properties officeooo:rsid="00123349"/>
    </style:style>
    <style:style style:name="T7" style:family="text">
      <style:text-properties officeooo:rsid="00149637"/>
    </style:style>
    <style:style style:name="T8" style:family="text">
      <style:text-properties officeooo:rsid="0017283a"/>
    </style:style>
    <style:style style:name="T9" style:family="text">
      <style:text-properties officeooo:rsid="00177dd5"/>
    </style:style>
    <style:style style:name="T10" style:family="text">
      <style:text-properties officeooo:rsid="0017adb6"/>
    </style:style>
    <style:style style:name="T11" style:family="text">
      <style:text-properties officeooo:rsid="001a22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.Obliczanie sumy wyrazów ciągu liczbowego (in-line)</text:p>
      <text:p text:style-name="P1">B.Obliczanie sumy wyrazów ciągu liczbowego (wywołanie metody)</text:p>
      <text:p text:style-name="P1">C.Obliczanie iloczynu wyrazów ciągu liczbowego (in-line)</text:p>
      <text:p text:style-name="P1">D.Obliczanie iloczynu wyrazów ciągu liczbowego (wywołanie metody)</text:p>
      <text:p text:style-name="P1">E.Obliczanie średniej artmetycznej (in-line)</text:p>
      <text:p text:style-name="P1">F.Obliczanie średniej artmetycznej (wywołanie metody)</text:p>
      <text:p text:style-name="P1">G.Obliczanie średniej ważonej (in-line)</text:p>
      <text:p text:style-name="P1">H.Obliczanie średniej ważonej (wywoływanie metody)</text:p>
      <text:p text:style-name="P1">I.Obliczanie ceny jednostki paszy (in-line)</text:p>
      <text:p text:style-name="P1">J.Obliczanie ceny jednostki paszy (wywoływanie metody)</text:p>
      <text:p text:style-name="P1">K.Obliczanie średniej harmonicznej (in-line)</text:p>
      <text:p text:style-name="P1">L.Obliczanie średniej harmonicznej (wywoływanie metody)</text:p>
      <text:p text:style-name="P1">M.Obliczanie średniej geometrycznej (in-line)</text:p>
      <text:p text:style-name="P1">R.Obliczanie średniej geometrycznej (wywoływanie metody)</text:p>
      <text:p text:style-name="P1">S.Obliczanie średniej kwadratowej (in-line)</text:p>
      <text:p text:style-name="P1">T.Obliczanie średniej kwadratowej (wywoływanie metody)</text:p>
      <text:p text:style-name="P1">Q.Obliczanie średniej potęgowej &lt;średniej uogólnionej&gt; (in-line)</text:p>
      <text:p text:style-name="P1">U.Obliczanie średniej potęgowej &lt;średniej uogólnionej&gt; (wywoływanie metody)</text:p>
      <text:p text:style-name="P1"/>
      <text:p text:style-name="P2">*A</text:p>
      <text:p text:style-name="P2">1.Suma=a1+a2+a3+...+an</text:p>
      <text:p text:style-name="P4"><text:span text:style-name="T2">Sumowanie wszystkich liczb ciągu</text:span>.</text:p>
      <text:p text:style-name="P4"><text:s/></text:p>
      <text:p text:style-name="P2">2.Funkcję tą można użyć jako kalkulator do obliczania utargu z każdego dnia.</text:p>
      <text:p text:style-name="P2">3.</text:p>
      <text:p text:style-name="P2">-Pobieramy od użytkownika ilość liczb, które będziemy sumować.</text:p>
      <text:p text:style-name="P2">-Pobieramy od użytkownika pierwszą, drugą... liczbę ciągu.</text:p>
      <text:p text:style-name="P2">-Sumujemy wyrazy ciągu i wyświetlamy wynik.</text:p>
      <text:p text:style-name="P2">4.</text:p>
      <text:p text:style-name="P2">-Podczas pobierania od użytkownika ilości liczb w ciągu nakładamy warunek aby liczba n nie była mniejsza oraz równa zeru oraz, że musi to być cyfra. </text:p>
      <text:p text:style-name="P2">-<text:span text:style-name="T1">Podczas pobierania od użytkonika liczb ciągu(a1,a2...an) nakładamy warunek, że muszą być one cyframi.</text:span></text:p>
      <text:p text:style-name="P2"/>
      <text:p text:style-name="P2">*B</text:p>
      <text:p text:style-name="P12">W tej funkcjonalności wykorzysujemy metody. Funkcjonalność ta nie różni się znacznie od funkcjonalności A, oprócz tego, że wywoływana jest w funkcji main i składa się z mniejszych metod takich jak: metoda („maLiczbaA”), która pobiera liczby użytkownika oraz metody („maLiczbyWybórN”), która pobiera od użytkownika ilość liczb w ciągu.</text:p>
      <text:p text:style-name="P12"/>
      <text:p text:style-name="P12">*C</text:p>
      <text:p text:style-name="P12">1.Iloczyn=a1*a2*a3*...*an</text:p>
      <text:p text:style-name="P22">Mnożenie każdego wyrazu ciągu.</text:p>
      <text:p text:style-name="P12">2.<text:span text:style-name="T4">Obliczanie silni</text:span></text:p>
      <text:p text:style-name="P21">3.</text:p>
      <text:p text:style-name="P3">-Pobieramy od użytkownika ilość liczb, które będziemy <text:span text:style-name="T1">mnożyć</text:span>.</text:p>
      <text:p text:style-name="P3">-Pobieramy od użytkownika pierwszą, drugą... liczbę ciągu.</text:p>
      <text:p text:style-name="P3">-<text:span text:style-name="T1">Mnożymy</text:span> wyrazy ciągu i wyświetlamy wynik.</text:p>
      <text:p text:style-name="P21">4.</text:p>
      <text:p text:style-name="P3">-Podczas pobierania od użytkownika ilości liczb w ciągu nakładamy warunek aby liczba n nie była mniejsza oraz równa zeru oraz, że musi to być cyfra. </text:p>
      <text:p text:style-name="P3"><text:soft-page-break/>-<text:span text:style-name="T1">Podczas pobierania od użytkonika liczb ciągu(a1,a2...an) nakładamy warunek, że muszą być one cyframi.</text:span></text:p>
      <text:p text:style-name="P3">*<text:span text:style-name="T1">D</text:span></text:p>
      <text:p text:style-name="P13">W tej funkcjonalności wykorzysujemy metody. Funkcjonalność ta nie różni się znacznie od funkcjonalności <text:span text:style-name="T5">C</text:span>, oprócz tego, że wywoływana jest w funkcji main i składa się z mniejszych metod takich jak: metoda („maLiczbaA”), która pobiera liczby użytkownika oraz metody („maLiczbyWybórN”), która pobiera od użytkownika ilość liczb w ciągu.</text:p>
      <text:p text:style-name="P13"/>
      <text:p text:style-name="P13">*<text:span text:style-name="T1">E</text:span></text:p>
      <text:p text:style-name="P21">1. <text:span text:style-name="T2">Średnia artmetyczna = (a1+a2+...+an)/n</text:span></text:p>
      <text:p text:style-name="P22">Sumowanie wszystkich wyrazów ciągu i dzielenie ich przez ich ilość.</text:p>
      <text:p text:style-name="P22"/>
      <text:p text:style-name="P22">2.Obliczanie średniej artmetycznej ocen.</text:p>
      <text:p text:style-name="P22"/>
      <text:p text:style-name="P22">3.</text:p>
      <text:p text:style-name="P4">-Pobieramy od użytkownika ilość liczb, które będziemy <text:span text:style-name="T2">sumować</text:span>.</text:p>
      <text:p text:style-name="P4">-Pobieramy od użytkownika pierwszą, drugą... liczbę ciągu.</text:p>
      <text:p text:style-name="P4">-<text:span text:style-name="T2">Sumowanie wszystkich wyrazów ciągu.</text:span></text:p>
      <text:p text:style-name="P4">-<text:span text:style-name="T2">Dzielenie sumy wyrazów ciągu przez ich ilość i wyświetlenie wyniku.</text:span></text:p>
      <text:p text:style-name="P21"/>
      <text:p text:style-name="P22">4.</text:p>
      <text:p text:style-name="P5">-Podczas pobierania od użytkownika ilości liczb w ciągu nakładamy warunek aby liczba n nie była mniejsza oraz równa zeru oraz, że musi to być cyfra. </text:p>
      <text:p text:style-name="P5">-<text:span text:style-name="T1">Podczas pobierania od użytkonika liczb ciągu(a1,a2...an) nakładamy warunek, że muszą być one cyframi.</text:span></text:p>
      <text:p text:style-name="P5"/>
      <text:p text:style-name="P5">*<text:span text:style-name="T3">F</text:span></text:p>
      <text:p text:style-name="P14">W tej funkcjonalności wykorzysujemy metody. Funkcjonalność ta nie różni się znacznie od funkcjonalności <text:span text:style-name="T5">E</text:span>, oprócz tego, że wywoływana jest w funkcji main i składa się z mniejszych metod takich jak: metoda („maLiczbaA”), która pobiera liczby użytkownika oraz metody („maLiczbyWybórN”), która pobiera od użytkownika ilość liczb w ciągu.</text:p>
      <text:p text:style-name="P14"/>
      <text:p text:style-name="P14">*<text:span text:style-name="T3">G</text:span></text:p>
      <text:p text:style-name="P23">1.Średnia Ważona = (waga1*a1+waga2*a2+...+wagan*an)/(waga1+waga2+...+wagan)</text:p>
      <text:p text:style-name="P23">2.Przydatna jest do obliczania średniej ważonej ocen uczniów</text:p>
      <text:p text:style-name="P23">3.</text:p>
      <text:p text:style-name="P23">-<text:span text:style-name="T5">Pobranie od użytkownika ilości liczb w ciągu</text:span></text:p>
      <text:p text:style-name="P23">-<text:span text:style-name="T5">Pobranie od użytkownika liczb w ciągu</text:span></text:p>
      <text:p text:style-name="P38"><text:span text:style-name="T4">-S</text:span>umowanie iloczynu wartości liczb oraz ich wagi</text:p>
      <text:p text:style-name="P38">-<text:span text:style-name="T5">Sumowanie wag liczb i podzielenie wartości liczb i wag przez sumę wag</text:span></text:p>
      <text:p text:style-name="P38">-<text:span text:style-name="T5">wypisanie wyniku</text:span></text:p>
      <text:p text:style-name="P39">4.</text:p>
      <text:p text:style-name="P6">-Podczas pobierania od użytkownika ilości liczb w ciągu nakładamy warunek aby liczba n nie była mniejsza oraz równa zeru oraz, że musi to być cyfra. </text:p>
      <text:p text:style-name="P6">-<text:span text:style-name="T1">Podczas pobierania od użytkonika liczb ciągu(a1,a2...an) nakładamy warunek, że muszą być one cyframi.</text:span></text:p>
      <text:p text:style-name="P6">-<text:span text:style-name="T1">Podczas pobierania od użytkonika wagi liczb nakładamy warunek, że muszą być one cyframi i większe od zera.</text:span></text:p>
      <text:p text:style-name="P6"/>
      <text:p text:style-name="P6"/>
      <text:p text:style-name="P6"/>
      <text:p text:style-name="P6"><text:soft-page-break/>*<text:span text:style-name="T5">H</text:span></text:p>
      <text:p text:style-name="P15">W tej funkcjonalności wykorzysujemy metody. Funkcjonalność ta nie różni się znacznie od funkcjonalności <text:span text:style-name="T5">E</text:span>, oprócz tego, że wywoływana jest w funkcji main i składa się z mniejszych metod takich jak: metoda („maLiczbaA”), która pobiera liczb<text:span text:style-name="T5">ę od</text:span> użytkownika, <text:span text:style-name="T5">metoda („maLiczbaB”), która pobiera wagę od użytkonika</text:span> oraz metody („maLiczbyWybórN”), która pobiera od użytkownika ilość liczb w ciągu.</text:p>
      <text:p text:style-name="P15"/>
      <text:p text:style-name="P15">*<text:span text:style-name="T5">I</text:span></text:p>
      <text:p text:style-name="P28">1. (masa1*cena1+masa2*cena2+...+masan*masan)/(masa1+masa2+...+masan)</text:p>
      <text:p text:style-name="P29">2. Obliczanie kosztu zakupu ziarna</text:p>
      <text:p text:style-name="P29">3.</text:p>
      <text:p text:style-name="P29">-pobranie od użytkonika ilości rodzajów paszy</text:p>
      <text:p text:style-name="P29">-pobranie od użytkonika ceny paszy</text:p>
      <text:p text:style-name="P29">-pobranie od użytkownika wagi paszy</text:p>
      <text:p text:style-name="P29">-sumownie iloczynu wagi i ceny</text:p>
      <text:p text:style-name="P29">-sumowanie wagi pasz</text:p>
      <text:p text:style-name="P29">-podzielenie sum iloczynu wagi i ceny kaszy przez sumę wag paszy </text:p>
      <text:p text:style-name="P29">-wypisanie wyniku</text:p>
      <text:p text:style-name="P29">4.</text:p>
      <text:p text:style-name="P7">-Podczas pobierania od użytkownika ilości liczb w ciągu nakładamy warunek aby liczba n nie była mniejsza oraz równa zeru oraz, że musi to być cyfra. </text:p>
      <text:p text:style-name="P7">-<text:span text:style-name="T1">Podczas pobierania od użytkonika ceny pasz nakładamy warunek, że muszą być one cyframi.</text:span></text:p>
      <text:p text:style-name="P7">-<text:span text:style-name="T1">Podczas pobierania od użytkonika wagi liczb nakładamy warunek, że muszą być one cyframi i większe od zera.</text:span></text:p>
      <text:p text:style-name="P7"/>
      <text:p text:style-name="P7">*<text:span text:style-name="T6">J</text:span></text:p>
      <text:p text:style-name="P16">W tej funkcjonalności wykorzysujemy metody. Funkcjonalność ta nie różni się znacznie od funkcjonalności <text:span text:style-name="T5">E</text:span>, oprócz tego, że wywoływana jest w funkcji main i składa się z mniejszych metod takich jak: metoda („maLiczbaA”), która pobiera <text:span text:style-name="T6">cenę paszy od</text:span> użytkownika, <text:span text:style-name="T5">metoda („maLiczbaB”), która pobiera wagę paszy od użytkonika</text:span> oraz metody („maLiczbyWybórN”), która pobiera od użytkownika ilość liczb w ciągu.</text:p>
      <text:p text:style-name="P23"/>
      <text:p text:style-name="P23">*<text:span text:style-name="T6">K</text:span></text:p>
      <text:p text:style-name="P30"><text:span text:style-name="T7">1.</text:span>Średnia harmoniczna = n/((1/a1)+(1/a2)+...+(1/an)</text:p>
      <text:p text:style-name="P31">2.</text:p>
      <text:p text:style-name="P31">3.</text:p>
      <text:p text:style-name="P24">-<text:span text:style-name="T5">Pobranie od użytkownika ilości liczb w ciągu</text:span></text:p>
      <text:p text:style-name="P24">-<text:span text:style-name="T5">Pobranie od użytkownika liczb w ciągu</text:span></text:p>
      <text:p text:style-name="P40"><text:span text:style-name="T4">-</text:span>Sprowadzie liczb ciagu do ułamka </text:p>
      <text:p text:style-name="P40">-Podzielenie ilości liczb w ciągu(n) przez ułamki liczb ciągu</text:p>
      <text:p text:style-name="P40">-Wypianie wyniku</text:p>
      <text:p text:style-name="P40">4.</text:p>
      <text:p text:style-name="P8">-Podczas pobierania od użytkownika ilości liczb w ciągu nakładamy warunek aby liczba n nie była mniejsza oraz równa zeru oraz, że musi to być cyfra. </text:p>
      <text:p text:style-name="P8">-<text:span text:style-name="T1">Podczas pobierania od użytkonika liczb ciągu(a1,a2...an) nakładamy warunek, że muszą być one cyframi.</text:span></text:p>
      <text:p text:style-name="P8"/>
      <text:p text:style-name="P8"/>
      <text:p text:style-name="P8"/>
      <text:p text:style-name="P8"/>
      <text:p text:style-name="P8"><text:soft-page-break/>*<text:span text:style-name="T7">L</text:span></text:p>
      <text:p text:style-name="P8"/>
      <text:p text:style-name="P19">W tej funkcjonalności wykorzysujemy metody. Funkcjonalność ta nie różni się znacznie od funkcjonalności <text:span text:style-name="T7">K</text:span>, oprócz tego, że wywoływana jest w funkcji main i składa się z mniejszych metod takich jak: metoda („maLiczbaA”), która pobiera liczby użytkownika oraz metody („maLiczbyWybórN”), która pobiera od użytkownika ilość liczb w ciągu.</text:p>
      <text:p text:style-name="P21"/>
      <text:p text:style-name="P2">*<text:span text:style-name="T7">M</text:span></text:p>
      <text:p text:style-name="P2"/>
      <text:p text:style-name="P32"><text:span text:style-name="T8">1.</text:span>Średnia geometryczna = (a1*a2*...*an)^(1/n)</text:p>
      <text:p text:style-name="P33">2.</text:p>
      <text:p text:style-name="P33">3.</text:p>
      <text:p text:style-name="P25">-<text:span text:style-name="T5">Pobranie od użytkownika ilości liczb w ciągu</text:span></text:p>
      <text:p text:style-name="P25">-<text:span text:style-name="T5">Pobranie od użytkownika liczb w ciągu</text:span></text:p>
      <text:p text:style-name="P25">-<text:span text:style-name="T8">Pomnożenie przez siebie liczb w ciągu oraz spierwiastkowanie </text:span></text:p>
      <text:p text:style-name="P25">-<text:span text:style-name="T8">Wypisanie wyniku</text:span></text:p>
      <text:p text:style-name="P33">4.</text:p>
      <text:p text:style-name="P9">-Podczas pobierania od użytkownika ilości liczb w ciągu nakładamy warunek aby liczba n nie była mniejsza oraz równa zeru oraz, że musi to być cyfra. </text:p>
      <text:p text:style-name="P9">-<text:span text:style-name="T1">Podczas pobierania od użytkonika liczb ciągu(a1,a2...an) nakładamy warunek, że muszą być one cyframi.</text:span></text:p>
      <text:p text:style-name="P9"/>
      <text:p text:style-name="P9">*<text:span text:style-name="T9">R</text:span></text:p>
      <text:p text:style-name="P9"/>
      <text:p text:style-name="P20">W tej funkcjonalności wykorzysujemy metody. Funkcjonalność ta nie różni się znacznie od funkcjonalności <text:span text:style-name="T7">K</text:span>, oprócz tego, że wywoływana jest w funkcji main i składa się z mniejszych metod takich jak: metoda („maLiczbaA”), która pobiera liczby użytkownika oraz metody („maLiczbyWybórN”), która pobiera od użytkownika ilość liczb w ciągu.</text:p>
      <text:p text:style-name="P20"/>
      <text:p text:style-name="P20">*<text:span text:style-name="T9">S</text:span></text:p>
      <text:p text:style-name="P20"/>
      <text:p text:style-name="P34">1.Średnia kwadratowa = ((a1^2+a2^2+...+an^2)/n)^(1/2)</text:p>
      <text:p text:style-name="P34">2.</text:p>
      <text:p text:style-name="P34">3.</text:p>
      <text:p text:style-name="P26">-<text:span text:style-name="T5">Pobranie od użytkownika ilości liczb w ciągu</text:span></text:p>
      <text:p text:style-name="P26">-<text:span text:style-name="T5">Pobranie od użytkownika liczb w ciągu</text:span></text:p>
      <text:p text:style-name="P26">-<text:span text:style-name="T10">Zsumowanie potęg wszystkich liczb ciagu i spierwiastkowanie ich </text:span></text:p>
      <text:p text:style-name="P26">-<text:span text:style-name="T10">Wypisanie odpowiedzi</text:span></text:p>
      <text:p text:style-name="P35">4.</text:p>
      <text:p text:style-name="P10">-Podczas pobierania od użytkownika ilości liczb w ciągu nakładamy warunek aby liczba n nie była mniejsza oraz równa zeru oraz, że musi to być cyfra. </text:p>
      <text:p text:style-name="P10">-<text:span text:style-name="T1">Podczas pobierania od użytkonika liczb ciągu(a1,a2...an) nakładamy warunek, że muszą być one cyframi.</text:span></text:p>
      <text:p text:style-name="P10"/>
      <text:p text:style-name="P10">*<text:span text:style-name="T10">T</text:span></text:p>
      <text:p text:style-name="P17">W tej funkcjonalności wykorzysujemy metody. Funkcjonalność ta nie różni się znacznie od funkcjonalności <text:span text:style-name="T7">K</text:span>, oprócz tego, że wywoływana jest w funkcji main i składa się z mniejszych metod takich jak: metoda („maLiczbaA”), która pobiera liczby użytkownika oraz metody („maLiczbyWybórN”), która pobiera od użytkownika ilość liczb w ciągu.</text:p>
      <text:p text:style-name="P17"/>
      <text:p text:style-name="P17"/>
      <text:p text:style-name="P17"><text:soft-page-break/>*<text:span text:style-name="T10">Q</text:span></text:p>
      <text:p text:style-name="P17"/>
      <text:p text:style-name="P36">1.Średnia potęgowa = ((a1^k+a2^k+...+an^k)/n)^(1/k)</text:p>
      <text:p text:style-name="P36">2.</text:p>
      <text:p text:style-name="P36">3.</text:p>
      <text:p text:style-name="P27">-<text:span text:style-name="T5">Pobranie od użytkownika ilości liczb w ciągu</text:span></text:p>
      <text:p text:style-name="P27">-<text:span text:style-name="T5">Pobranie od użytkownika liczb w ciągu</text:span></text:p>
      <text:p text:style-name="P27">-<text:span text:style-name="T11">Zsumowanie liczb ciągu spotęgowanych przez k</text:span></text:p>
      <text:p text:style-name="P27">-<text:span text:style-name="T11">Podzielenie przez ilość liczb ciągu</text:span></text:p>
      <text:p text:style-name="P27">-<text:span text:style-name="T11">Spierwiastkowanie </text:span></text:p>
      <text:p text:style-name="P27">-<text:span text:style-name="T11">Wypisanie wyniku</text:span></text:p>
      <text:p text:style-name="P37">4.</text:p>
      <text:p text:style-name="P11">-Podczas pobierania od użytkownika ilości liczb w ciągu nakładamy warunek aby liczba n nie była mniejsza oraz równa zeru oraz, że musi to być cyfra. </text:p>
      <text:p text:style-name="P11">-<text:span text:style-name="T1">Podczas pobierania od użytkonika liczb ciągu(a1,a2...an) nakładamy warunek, że muszą być one cyframi.</text:span></text:p>
      <text:p text:style-name="P11">-<text:span text:style-name="T11">Podczas pobierania od użytwnika liczby średniej uogólnionej (k) rzędy -1, 0 , 1 , 2 <text:s/>w zależności od wyboru liczby się różne średnie. -1(średnia harmoniczna), 0(średnia geometryczna), 1(średnia arytmetyczna), 2(średnia kwadratowa).</text:span></text:p>
      <text:p text:style-name="P11"/>
      <text:p text:style-name="P11">*<text:span text:style-name="T11">U</text:span></text:p>
      <text:p text:style-name="P18">W tej funkcjonalności wykorzysujemy metody. Funkcjonalność ta nie różni się znacznie od funkcjonalności <text:span text:style-name="T11">Q</text:span>, oprócz tego, że wywoływana jest w funkcji main i składa się z mniejszych metod takich jak: metoda („maLiczbaA”), która pobiera liczby użytkownika, <text:span text:style-name="T11">metoda(„maLiczbB”), która pobiera od użytkownika liczbę średniej uogólnionej</text:span> oraz metody („maLiczbyWybórN”), która pobiera od użytkownika ilość liczb w ciąg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2:54:13.608999598</meta:creation-date>
    <dc:date>2018-10-23T16:14:23.805070422</dc:date>
    <meta:editing-duration>PT1H15M21S</meta:editing-duration>
    <meta:editing-cycles>12</meta:editing-cycles>
    <meta:generator>LibreOffice/6.0.6.2$Linux_X86_64 LibreOffice_project/00$Build-2</meta:generator>
    <meta:document-statistic meta:table-count="0" meta:image-count="0" meta:object-count="0" meta:page-count="5" meta:paragraph-count="147" meta:word-count="1313" meta:character-count="9463" meta:non-whitespace-character-count="8280"/>
  </office:meta>
</office:document-meta>
</file>